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9B00000231A070B294.png" manifest:media-type=""/>
  <manifest:file-entry manifest:full-path="Pictures/10000201000002730000020ECE977DD6.png" manifest:media-type=""/>
  <manifest:file-entry manifest:full-path="Pictures/100002010000028D0000024203303C43.png" manifest:media-type=""/>
  <manifest:file-entry manifest:full-path="Pictures/1000020100000296000002278BE3291F.png" manifest:media-type=""/>
  <manifest:file-entry manifest:full-path="Pictures/100002010000024E000002337D9970B9.png" manifest:media-type=""/>
  <manifest:file-entry manifest:full-path="Pictures/10000201000002680000022FFAF36A5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1.8cm" svg:height="1.282cm" svg:x="3cm" svg:y="0.8cm">
          <draw:text-box>
            <text:p><text:span text:style-name="T1">Output(final) state. Both (1st and 3rd) detectors were clicked.</text:span></text:p>
          </draw:text-box>
        </draw:frame>
        <draw:frame draw:style-name="gr2" draw:text-style-name="P2" draw:layer="layout" svg:width="12cm" svg:height="9.8cm" svg:x="8.2cm" svg:y="2.082cm">
          <draw:image xlink:href="Pictures/100002010000028D0000024203303C43.png" xlink:type="simple" xlink:show="embed" xlink:actuate="onLoad">
            <text:p/>
          </draw:image>
        </draw:frame>
        <draw:frame draw:style-name="gr2" draw:text-style-name="P2" draw:layer="layout" svg:width="11.683cm" svg:height="9.494cm" svg:x="0.717cm" svg:y="11cm">
          <draw:image xlink:href="Pictures/1000020100000296000002278BE3291F.png" xlink:type="simple" xlink:show="embed" xlink:actuate="onLoad">
            <text:p/>
          </draw:image>
        </draw:frame>
        <draw:frame draw:style-name="gr2" draw:text-style-name="P2" draw:layer="layout" svg:width="11.238cm" svg:height="9.4cm" svg:x="14.4cm" svg:y="11cm">
          <draw:image xlink:href="Pictures/10000201000002730000020ECE977D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cm" svg:height="1.282cm" svg:x="5.4cm" svg:y="0.8cm">
          <draw:text-box>
            <text:p><text:span text:style-name="T1">Output(final) state. Only 1st detector was clicked.</text:span></text:p>
          </draw:text-box>
        </draw:frame>
        <draw:frame draw:style-name="gr2" draw:text-style-name="P2" draw:layer="layout" svg:width="11.699cm" svg:height="9.916cm" svg:x="7.701cm" svg:y="1.884cm">
          <draw:image xlink:href="Pictures/10000201000002680000022FFAF36A5A.png" xlink:type="simple" xlink:show="embed" xlink:actuate="onLoad">
            <text:p/>
          </draw:image>
        </draw:frame>
        <draw:frame draw:style-name="gr2" draw:text-style-name="P2" draw:layer="layout" svg:width="10.946cm" svg:height="9.171cm" svg:x="0.654cm" svg:y="11.229cm">
          <draw:image xlink:href="Pictures/100002010000029B00000231A070B294.png" xlink:type="simple" xlink:show="embed" xlink:actuate="onLoad">
            <text:p/>
          </draw:image>
        </draw:frame>
        <draw:frame draw:style-name="gr2" draw:text-style-name="P2" draw:layer="layout" svg:width="10.969cm" svg:height="9.996cm" svg:x="15cm" svg:y="10.6cm">
          <draw:image xlink:href="Pictures/100002010000024E000002337D9970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4-09T12:36:24</dc:date>
    <meta:editing-duration>PT3H13M36S</meta:editing-duration>
    <meta:editing-cycles>41</meta:editing-cycles>
    <meta:document-statistic meta:object-count="33"/>
  </office:meta>
</office:document-meta>
</file>